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e6d1" officeooo:paragraph-rsid="0010e6d1"/>
    </style:style>
    <style:style style:name="P2" style:family="paragraph" style:parent-style-name="Standard">
      <style:text-properties officeooo:rsid="0010e6d1" officeooo:paragraph-rsid="0011af86"/>
    </style:style>
    <style:style style:name="T1" style:family="text">
      <style:text-properties officeooo:rsid="0010e6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1af86"/>
    </style:style>
    <style:style style:name="T5" style:family="text">
      <style:text-properties fo:color="#ce181e"/>
    </style:style>
    <style:style style:name="T6" style:family="text">
      <style:text-properties fo:color="#ce181e" fo:background-color="#fff200" loext:char-shading-value="0"/>
    </style:style>
    <style:style style:name="T7" style:family="text">
      <style:text-properties fo:color="#ce181e" fo:background-color="#fff200" loext:char-shading-value="0"/>
    </style:style>
    <style:style style:name="T8" style:family="text">
      <style:text-properties fo:color="#ce181e" fo:background-color="#ffffff" loext:char-shading-value="0"/>
    </style:style>
    <style:style style:name="T9" style:family="text">
      <style:text-properties fo:color="#000000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Bienvenue dans le célèbre jeu MASTERMIND 2.0 !</text:span></text:p>
      <text:p text:style-name="P1"><text:span text:style-name="T4">Votre objectif :</text:span> </text:p>
      <text:p text:style-name="P1"><text:tab/>-Réussir à trouver une combinaison secrète en 15 coups maximum.</text:p>
      <text:p text:style-name="P1"/>
      <text:p text:style-name="P2"><text:tab/>Pour cela, l’ordinateur de manière aléatoire va choisir un code qui déterminera une combinaison. </text:p>
      <text:p text:style-name="P2"><text:tab/>Puis , en cliquant sur les boutons de différentes couleurs se sera à vous de trouver ce code <text:span text:style-name="T4">(qui est composé de</text:span> 4 couleurs<text:span text:style-name="T4">)</text:span>.</text:p>
      <text:p text:style-name="P2"><text:s/></text:p>
      <text:p text:style-name="P1"><text:span text:style-name="T9">CEPENDANT</text:span>, le jeu vous aidera en indiquant si vos couleurs sont les bonnes et si elles sont à la bonne place (MAIS sans vous indiquer lesquelles!!)</text:p>
      <text:p text:style-name="P1"><text:tab/>- <text:span text:style-name="T2">ROUGE</text:span> : une couleur bonne et à la bonne place</text:p>
      <text:p text:style-name="P1"><text:tab/>-<text:span text:style-name="T2">BLANC</text:span> : une couleur est bonne mais pas à la bonne place</text:p>
      <text:p text:style-name="P1"><text:tab/>-<text:span text:style-name="T2">NOIR</text:span> : couleur pas bonne </text:p>
      <text:p text:style-name="P1"><text:span text:style-name="T3">remarque </text:span>: <text:span text:style-name="T4">ces indications seront affichées à cotés de la ligne correspondante.</text:span></text:p>
      <text:p text:style-name="P1"/>
      <text:p text:style-name="P1">Vous avez gagné que si vous trouver la combinaison secrète en maximum 15 coups ; dans ce cas un message de victoire s’affichera, sinon ce sera un message de défaite… malheureusement pour vou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4:31:37.424000000</meta:creation-date>
    <dc:date>2020-02-18T14:46:29.219000000</dc:date>
    <meta:editing-duration>PT3M31S</meta:editing-duration>
    <meta:editing-cycles>1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12" meta:word-count="158" meta:character-count="905" meta:non-whitespace-character-count="747"/>
  </office:meta>
</office:document-meta>
</file>